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eb679" officeooo:paragraph-rsid="000eb679"/>
    </style:style>
    <style:style style:name="P2" style:family="paragraph" style:parent-style-name="Standard" style:list-style-name="L1">
      <style:text-properties officeooo:rsid="000eb679" officeooo:paragraph-rsid="000eb679"/>
    </style:style>
    <style:style style:name="T1" style:family="text">
      <style:text-properties officeooo:rsid="000f0f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ooseToRiot</text:p>
      <text:p text:style-name="P1"/>
      <text:list xml:id="list1137127546818620884" text:style-name="L1">
        <text:list-item>
          <text:p text:style-name="P2">The user should be able to enter at least one to up to five Summoner names along with a primary and a secondary lane</text:p>
        </text:list-item>
        <text:list-item>
          <text:p text:style-name="P2">for each summoner, the champion with the highest amount of championpoints, which is NOT level 5 should be suggest<text:span text:style-name="T1">ed</text:span></text:p>
        </text:list-item>
        <text:list-item>
          <text:p text:style-name="P2">for each summoner, a champion which's tag is mostly present in the summoners previously played games and which has NO mastery entry should be suggested – when there is no champion without a mastery entry, the one with the lowest amount of championpoints should be show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21:17:47.347094650</meta:creation-date>
    <dc:date>2016-05-01T21:34:17.051212798</dc:date>
    <meta:editing-duration>PT8M41S</meta:editing-duration>
    <meta:editing-cycles>2</meta:editing-cycles>
    <meta:generator>LibreOffice/5.0.5.1$Linux_X86_64 LibreOffice_project/00m0$Build-1</meta:generator>
    <meta:document-statistic meta:table-count="0" meta:image-count="0" meta:object-count="0" meta:page-count="1" meta:paragraph-count="4" meta:word-count="92" meta:character-count="515" meta:non-whitespace-character-count="429"/>
  </office:meta>
</office:document-meta>
</file>